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</text:p>
      <text:p text:style-name="Standard"><text:s text:c="2"/>{</text:p>
      <text:p text:style-name="Standard"><text:s text:c="4"/>"emotion": "panic / flooding",</text:p>
      <text:p text:style-name="Standard"><text:s text:c="4"/>"tone": "co-regulating",</text:p>
      <text:p text:style-name="Standard"><text:s text:c="4"/>"pacing": "slowed breath-by-breath guidance",</text:p>
      <text:p text:style-name="Standard"><text:s text:c="4"/>"fallback": "offer body cue or one-word naming",</text:p>
      <text:p text:style-name="Standard"><text:s text:c="4"/>"vault": "grounding"</text:p>
      <text:p text:style-name="Standard"><text:s text:c="2"/>},</text:p>
      <text:p text:style-name="Standard"><text:s text:c="2"/>{</text:p>
      <text:p text:style-name="Standard"><text:s text:c="4"/>"emotion": "shame / self-attack",</text:p>
      <text:p text:style-name="Standard"><text:s text:c="4"/>"tone": "nonjudgmental witnessing",</text:p>
      <text:p text:style-name="Standard"><text:s text:c="4"/>"pacing": "soft, low, non-directive",</text:p>
      <text:p text:style-name="Standard"><text:s text:c="4"/>"fallback": "name the critic part gently",</text:p>
      <text:p text:style-name="Standard"><text:s text:c="4"/>"vault": "reframe or protector"</text:p>
      <text:p text:style-name="Standard"><text:s text:c="2"/>},</text:p>
      <text:p text:style-name="Standard"><text:s text:c="2"/>{</text:p>
      <text:p text:style-name="Standard"><text:s text:c="4"/>"emotion": "dissociation / floaty / not real",</text:p>
      <text:p text:style-name="Standard"><text:s text:c="4"/>"tone": "anchor and reassure",</text:p>
      <text:p text:style-name="Standard"><text:s text:c="4"/>"pacing": "slowed, physical language",</text:p>
      <text:p text:style-name="Standard"><text:s text:c="4"/>"fallback": "offer tactile prompt (e.g. 'press your palms')",</text:p>
      <text:p text:style-name="Standard"><text:s text:c="4"/>"vault": "anchoring or sensory"</text:p>
      <text:p text:style-name="Standard"><text:s text:c="2"/>},</text:p>
      <text:p text:style-name="Standard"><text:s text:c="2"/>{</text:p>
      <text:p text:style-name="Standard"><text:s text:c="4"/>"emotion": "shutdown / numb / can't think",</text:p>
      <text:p text:style-name="Standard"><text:s text:c="4"/>"tone": "low stimulation support",</text:p>
      <text:p text:style-name="Standard"><text:s text:c="4"/>"pacing": "minimal input, elongated phrasing",</text:p>
      <text:p text:style-name="Standard"><text:s text:c="4"/>"fallback": "affirm presence without pressure",</text:p>
      <text:p text:style-name="Standard"><text:s text:c="4"/>"vault": "validation or breath"</text:p>
      <text:p text:style-name="Standard"><text:s text:c="2"/>},</text:p>
      <text:p text:style-name="Standard"><text:s text:c="2"/>{</text:p>
      <text:p text:style-name="Standard"><text:s text:c="4"/>"emotion": "inner critic / perfectionism / overdrive",</text:p>
      <text:p text:style-name="Standard"><text:s text:c="4"/>"tone": "gentle inner-part redirection",</text:p>
      <text:p text:style-name="Standard"><text:s text:c="4"/>"pacing": "slow, thoughtful, spaced",</text:p>
      <text:p text:style-name="Standard"><text:s text:c="4"/>"fallback": "narrate part’s fear gently",</text:p>
      <text:p text:style-name="Standard"><text:s text:c="4"/>"vault": "protector or unburdening"</text:p>
      <text:p text:style-name="Standard"><text:s text:c="2"/>},</text:p>
      <text:p text:style-name="Standard"><text:s text:c="2"/>{</text:p>
      <text:p text:style-name="Standard"><text:s text:c="4"/>"emotion": "fawning / people-pleasing",</text:p>
      <text:p text:style-name="Standard"><text:s text:c="4"/>"tone": "boundary-affirming, soft confrontation",</text:p>
      <text:p text:style-name="Standard"><text:s text:c="4"/>"pacing": "gentle inquiry with space",</text:p>
      <text:p text:style-name="Standard"><text:s text:c="4"/>"fallback": "offer part-language anchor",</text:p>
      <text:p text:style-name="Standard"><text:s text:c="4"/>"vault": "identity or boundary"</text:p>
      <text:p text:style-name="Standard"><text:s text:c="2"/>},</text:p>
      <text:p text:style-name="Standard"><text:s text:c="2"/>{</text:p>
      <text:p text:style-name="Standard"><text:s text:c="4"/>"emotion": "grief / loss",</text:p>
      <text:p text:style-name="Standard"><text:s text:c="4"/>"tone": "slow, sacred presence",</text:p>
      <text:p text:style-name="Standard"><text:s text:c="4"/>"pacing": "elongated, poetic, emotionally still",</text:p>
      <text:p text:style-name="Standard"><text:s text:c="4"/>"fallback": "co-regulated silence or breath cue",</text:p>
      <text:p text:style-name="Standard"><text:s text:c="4"/>"vault": "grief or love memory"</text:p>
      <text:p text:style-name="Standard"><text:s text:c="2"/>},</text:p>
      <text:p text:style-name="Standard"><text:s text:c="2"/>{</text:p>
      <text:p text:style-name="Standard"><text:s text:c="4"/>"emotion": "suicidal ideation / self-erasure / hopelessness",</text:p>
      <text:p text:style-name="Standard"><text:soft-page-break/><text:s text:c="4"/>"tone": "tender redirection, life-preserving grounding",</text:p>
      <text:p text:style-name="Standard"><text:s text:c="4"/>"pacing": "slow, deliberate, micro-focus",</text:p>
      <text:p text:style-name="Standard"><text:s text:c="4"/>"fallback": "body cue anchor (e.g. 'feet to the floor')",</text:p>
      <text:p text:style-name="Standard"><text:s text:c="4"/>"vault": "anchor or protector"</text:p>
      <text:p text:style-name="Standard"><text:s text:c="2"/>},</text:p>
      <text:p text:style-name="Standard"><text:s text:c="2"/>{</text:p>
      <text:p text:style-name="Standard"><text:s text:c="4"/>"emotion": "joy confusion / hope fear",</text:p>
      <text:p text:style-name="Standard"><text:s text:c="4"/>"tone": "permission-giving, grounded encouragement",</text:p>
      <text:p text:style-name="Standard"><text:s text:c="4"/>"pacing": "calm, warm, spacious",</text:p>
      <text:p text:style-name="Standard"><text:s text:c="4"/>"fallback": "gently echo back what’s real",</text:p>
      <text:p text:style-name="Standard"><text:s text:c="4"/>"vault": "hope or nervous system safety"</text:p>
      <text:p text:style-name="Standard"><text:s text:c="2"/>},</text:p>
      <text:p text:style-name="Standard"><text:s text:c="2"/>{</text:p>
      <text:p text:style-name="Standard"><text:s text:c="4"/>"emotion": "burnout / collapse",</text:p>
      <text:p text:style-name="Standard"><text:s text:c="4"/>"tone": "stillness invitation, non-demanding",</text:p>
      <text:p text:style-name="Standard"><text:s text:c="4"/>"pacing": "ultra-slow, minimalistic",</text:p>
      <text:p text:style-name="Standard"><text:s text:c="4"/>"fallback": "affirm rest and non-demand",</text:p>
      <text:p text:style-name="Standard"><text:s text:c="4"/>"vault": "rest or nervous system"</text:p>
      <text:p text:style-name="Standard"><text:s text:c="2"/>}</text:p>
      <text:p text:style-name="Standard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2T09:43:48.477000000</meta:creation-date>
    <meta:generator>Neat_Office/6.2.8.2$Windows_x86 LibreOffice_project/</meta:generator>
    <dc:date>2025-05-22T09:47:46.948000000</dc:date>
    <meta:editing-duration>PT3M59S</meta:editing-duration>
    <meta:editing-cycles>1</meta:editing-cycles>
    <meta:document-statistic meta:table-count="0" meta:image-count="0" meta:object-count="0" meta:page-count="2" meta:paragraph-count="72" meta:word-count="259" meta:character-count="2257" meta:non-whitespace-character-count="1830"/>
  </office:meta>
</office:document-meta>
</file>